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ans" fo:font-size="15pt" officeooo:paragraph-rsid="0003b7ea" style:font-size-asian="13.1000003814697pt" style:font-size-complex="15pt"/>
    </style:style>
    <style:style style:name="P2" style:family="paragraph" style:parent-style-name="Text_20_body">
      <style:paragraph-properties fo:text-align="center" style:justify-single-word="false"/>
      <style:text-properties style:font-name="Liberation Sans" fo:font-size="26pt" officeooo:paragraph-rsid="0003b7ea" style:font-size-asian="26pt" style:font-size-complex="26pt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ize="26pt" officeooo:paragraph-rsid="0003b7ea" style:font-size-asian="26pt" style:font-size-complex="26pt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size="26pt" fo:font-weight="normal" officeooo:paragraph-rsid="0003b7ea" style:font-size-asian="26pt" style:font-weight-asian="normal" style:font-size-complex="26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Liberation Sans" fo:font-size="26pt" fo:font-weight="normal" style:font-size-asian="26pt" style:font-weight-asian="normal" style:font-size-complex="26pt" style:font-weight-complex="normal"/>
    </style:style>
    <style:style style:name="P6" style:family="paragraph" style:parent-style-name="Text_20_body">
      <style:text-properties style:font-name="Liberation Sans" fo:font-size="26pt" officeooo:paragraph-rsid="0003b7ea" style:font-size-asian="26pt" style:font-size-complex="26pt"/>
    </style:style>
    <style:style style:name="T1" style:family="text">
      <style:text-properties fo:font-family="'Raoul AUTOROUTE Britannique'" style:font-pitch="variable" fo:font-size="90pt" fo:font-weight="bold" style:font-size-asian="90pt" style:font-weight-asian="bold" style:font-size-complex="9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b7e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Strong_20_Emphasis"><text:span text:style-name="T1">Glass Bin</text:span></text:span></text:p>
      <text:p text:style-name="P3"><text:line-break/><text:span text:style-name="T2">Please put </text:span><text:span text:style-name="Emphasis"><text:span text:style-name="T2">glass only</text:span></text:span><text:span text:style-name="T2"> in the glass bin </text:span><text:span text:style-name="T3">below </text:span><text:span text:style-name="T2">(no cans, please).</text:span></text:p>
      <text:p text:style-name="P3"><text:span text:style-name="T2"><text:line-break/>If the bin is full, take a moment to empty it into the wheelie bin labelled </text:span><text:span text:style-name="Strong_20_Emphasis"><text:span text:style-name="T2">“Glass”.</text:span></text:span><text:span text:style-name="T2"> This is usually in the yard, </text:span><text:span text:style-name="T3">under the </text:span><text:span text:style-name="T2">fire escape </text:span><text:span text:style-name="T3">from Queensway’s container</text:span><text:span text:style-name="T2">, </text:span><text:span text:style-name="T3">al</text:span><text:span text:style-name="T2">though if it’s just been emptied it may be on the other side of Commune. <text:s text:c="4"/></text:span></text:p>
      <text:p text:style-name="P4"><text:s text:c="43"/></text:p>
      <text:p text:style-name="P5">Thanks for helping keep things safe and tidy - it really makes a difference!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7T10:23:27.712084933</meta:creation-date>
    <dc:date>2026-01-17T13:29:34.819099996</dc:date>
    <meta:editing-duration>PT2H55M37S</meta:editing-duration>
    <meta:editing-cycles>2</meta:editing-cycles>
    <meta:generator>LibreOffice/25.2.6.2$Linux_X86_64 LibreOffice_project/520$Build-2</meta:generator>
    <meta:print-date>2026-01-17T10:43:55.849148573</meta:print-date>
    <meta:document-statistic meta:table-count="0" meta:image-count="0" meta:object-count="0" meta:page-count="1" meta:paragraph-count="5" meta:word-count="73" meta:character-count="436" meta:non-whitespace-character-count="317"/>
  </office:meta>
</office:document-meta>
</file>